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53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"/>
        <table:table-column table:style-name="co3" table:number-columns-repeated="1020" table:default-cell-style-name="ce1"/>
        <table:table-row table:style-name="ro1">
          <table:table-cell office:value-type="string" calcext:value-type="string">
            <text:p>Tuttle Asset 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 Nam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Fa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ttle/modules/chara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Male Basemesh v1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ull Body Base</text:p>
          </table:table-cell>
          <table:table-cell office:value-type="float" office:value="1" calcext:value-type="float">
            <text:p>1</text:p>
          </table:table-cell>
          <table:table-cell office:value-type="float" office:value="1688" calcext:value-type="float">
            <text:p>168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per Teeth 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wer Teeth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ngu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ft Ey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ght Ey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st bas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rms bas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egs bas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eet base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irt ba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nts bas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ocks base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hoes base</text:p>
          </table:table-cell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utton clot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tton fanc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tarig adjus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ttle/modules/ furn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fficechair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air back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ir seat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ir bas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ir wheel base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ir armwrests dual</text:p>
          </table:table-cell>
          <table:table-cell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heel simplisti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wheel set simplistic (four matches wheel bas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ttle/modules/table accessor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ctronic accessorie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ocofur keyboard</text:p>
          </table:table-cell>
          <table:table-cell office:value-type="float" office:value="1" calcext:value-type="float">
            <text:p>1</text:p>
          </table:table-cell>
          <table:table-cell office:value-type="float" office:value="36428" calcext:value-type="float">
            <text:p>364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uter part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mputer moni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nitor connec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nitor stan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wer c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ttle/meshes/chara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thing for Male v1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-shirt with basic coll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-shirt with button coll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ttoned shirt, short slee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uttoned shirt, long sleev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s with belt loo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nts with creas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ttle/meshes/furn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irs.blen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Office Chai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ffice Chair Rigged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ttle/meshes/character/minorcas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impson Buster.blend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6">00/00/0000</text:date>, <text:time style:data-style-name="N2" text:time-value="11:45:07.428539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1:16:25.498287900</meta:creation-date>
    <dc:date>2015-08-16T11:48:46.569170152</dc:date>
    <meta:editing-duration>PT1H1M43S</meta:editing-duration>
    <meta:editing-cycles>8</meta:editing-cycles>
    <meta:generator>LibreOffice/4.2.8.2$Linux_X86_64 LibreOffice_project/420m0$Build-2</meta:generator>
    <meta:document-statistic meta:table-count="1" meta:cell-count="83" meta:object-count="0"/>
  </office:meta>
</office:document-meta>
</file>